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95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77.14pt" svg:x="288.77pt" svg:y="15.99pt">
            <loext:p draw:notify-on-update-of-ranges="Sheet1.A2:Sheet1.A2 Sheet1.A3:Sheet1.A31 Sheet1.B2:Sheet1.B2 Sheet1.B3:Sheet1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CSB Operation</text:p>
          </table:table-cell>
          <table:table-cell table:style-name="ce1" office:value-type="string" calcext:value-type="string">
            <text:p>Execution Time (ms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A2]*1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([.A3]*10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([.A4]*10)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([.A5]*10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([.A6]*10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([.A7]*10)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formula="of:=([.A8]*10)" office:value-type="float" office:value="3500" calcext:value-type="float">
            <text:p>350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([.A9]*10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([.A10]*10)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([.A11]*10)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table:formula="of:=([.A12]*10)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([.A13]*10)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table:formula="of:=([.A14]*10)"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formula="of:=([.A15]*10)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formula="of:=([.A16]*10)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formula="of:=([.A17]*10)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formula="of:=([.A18]*10)"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formula="of:=([.A19]*10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table:formula="of:=([.A20]*10)"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formula="of:=([.A21]*10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" calcext:value-type="float">
            <text:p>14</text:p>
          </table:table-cell>
          <table:table-cell table:formula="of:=([.A22]*10)"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table:formula="of:=([.A23]*10)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table:formula="of:=([.A24]*10)"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table:formula="of:=([.A25]*10)"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table:formula="of:=([.A26]*10)"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" calcext:value-type="float">
            <text:p>17</text:p>
          </table:table-cell>
          <table:table-cell table:formula="of:=([.A27]*10)"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table:formula="of:=([.A28]*10)"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" calcext:value-type="float">
            <text:p>18</text:p>
          </table:table-cell>
          <table:table-cell table:formula="of:=([.A29]*10)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" calcext:value-type="float">
            <text:p>19</text:p>
          </table:table-cell>
          <table:table-cell table:formula="of:=([.A30]*10)"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table:formula="of:=([.A31]*10)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table:formula="of:=([.A32]*10)"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formula="of:=([.A33]*10)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2" calcext:value-type="float">
            <text:p>22</text:p>
          </table:table-cell>
          <table:table-cell table:formula="of:=([.A34]*10)"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" calcext:value-type="float">
            <text:p>22</text:p>
          </table:table-cell>
          <table:table-cell table:formula="of:=([.A35]*10)"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3" calcext:value-type="float">
            <text:p>23</text:p>
          </table:table-cell>
          <table:table-cell table:formula="of:=([.A36]*10)"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" calcext:value-type="float">
            <text:p>23</text:p>
          </table:table-cell>
          <table:table-cell table:formula="of:=([.A37]*10)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table:formula="of:=([.A38]*10)"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5" calcext:value-type="float">
            <text:p>25</text:p>
          </table:table-cell>
          <table:table-cell table:formula="of:=([.A39]*10)"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6" calcext:value-type="float">
            <text:p>26</text:p>
          </table:table-cell>
          <table:table-cell table:formula="of:=([.A40]*10)" office:value-type="float" office:value="19500" calcext:value-type="float">
            <text:p>19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formula="of:=([.A41]*10)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7" calcext:value-type="float">
            <text:p>27</text:p>
          </table:table-cell>
          <table:table-cell table:formula="of:=([.A42]*10)"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8" calcext:value-type="float">
            <text:p>28</text:p>
          </table:table-cell>
          <table:table-cell table:formula="of:=([.A43]*10)"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8" calcext:value-type="float">
            <text:p>28</text:p>
          </table:table-cell>
          <table:table-cell table:formula="of:=([.A44]*10)"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9" calcext:value-type="float">
            <text:p>29</text:p>
          </table:table-cell>
          <table:table-cell table:formula="of:=([.A45]*10)"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table:formula="of:=([.A46]*10)"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" calcext:value-type="float">
            <text:p>30</text:p>
          </table:table-cell>
          <table:table-cell table:formula="of:=([.A47]*10)"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1" calcext:value-type="float">
            <text:p>31</text:p>
          </table:table-cell>
          <table:table-cell table:formula="of:=([.A48]*10)"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table:formula="of:=([.A49]*10)"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table:formula="of:=([.A50]*10)" office:value-type="float" office:value="24500" calcext:value-type="float">
            <text:p>245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3" calcext:value-type="float">
            <text:p>33</text:p>
          </table:table-cell>
          <table:table-cell table:formula="of:=([.A51]*10)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4" calcext:value-type="float">
            <text:p>34</text:p>
          </table:table-cell>
          <table:table-cell table:formula="of:=([.A52]*10)" office:value-type="float" office:value="25500" calcext:value-type="float">
            <text:p>255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" calcext:value-type="float">
            <text:p>35</text:p>
          </table:table-cell>
          <table:table-cell table:formula="of:=([.A53]*10)"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5" calcext:value-type="float">
            <text:p>35</text:p>
          </table:table-cell>
          <table:table-cell table:formula="of:=([.A54]*10)" office:value-type="float" office:value="26500" calcext:value-type="float">
            <text:p>265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" calcext:value-type="float">
            <text:p>36</text:p>
          </table:table-cell>
          <table:table-cell table:formula="of:=([.A55]*10)"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6" calcext:value-type="float">
            <text:p>36</text:p>
          </table:table-cell>
          <table:table-cell table:formula="of:=([.A56]*10)"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7" calcext:value-type="float">
            <text:p>37</text:p>
          </table:table-cell>
          <table:table-cell table:formula="of:=([.A57]*10)"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7" calcext:value-type="float">
            <text:p>37</text:p>
          </table:table-cell>
          <table:table-cell table:formula="of:=([.A58]*10)" office:value-type="float" office:value="28500" calcext:value-type="float">
            <text:p>285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8" calcext:value-type="float">
            <text:p>38</text:p>
          </table:table-cell>
          <table:table-cell table:formula="of:=([.A59]*10)"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9" calcext:value-type="float">
            <text:p>39</text:p>
          </table:table-cell>
          <table:table-cell table:formula="of:=([.A60]*10)" office:value-type="float" office:value="29500" calcext:value-type="float">
            <text:p>295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" calcext:value-type="float">
            <text:p>39</text:p>
          </table:table-cell>
          <table:table-cell table:formula="of:=([.A61]*10)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0" calcext:value-type="float">
            <text:p>40</text:p>
          </table:table-cell>
          <table:table-cell table:formula="of:=([.A62]*10)" office:value-type="float" office:value="30500" calcext:value-type="float">
            <text:p>30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8:57:48.2503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0:50:07.559184000</meta:creation-date>
    <dc:date>2017-05-30T18:58:19.572477000</dc:date>
    <meta:editing-duration>PT6H21M3S</meta:editing-duration>
    <meta:editing-cycles>25</meta:editing-cycles>
    <meta:generator>LibreOffice_Vanilla/5.2.3.5$MacOSX_X86_64 LibreOffice_project/83adc9c35c74e0badc710d981405858b1179a327</meta:generator>
    <meta:document-statistic meta:table-count="1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paragraph-properties style:writing-mode="rl-tb"/>
      <style:text-properties fo:font-family="'Times New Roman'" style:font-style-name="Regular" fo:font-size="9pt" style:font-family-asian="'Times New Roman'" style:font-style-name-asian="Regular" style:font-size-asian="9pt" style:font-family-complex="'Times New Roman'" style:font-style-name-complex="Regular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paragraph-properties style:writing-mode="rl-tb"/>
      <style:text-properties fo:font-family="'Times New Roman'" style:font-style-name="Regular" fo:font-size="9pt" style:font-family-asian="'Times New Roman'" style:font-style-name-asian="Regular" style:font-size-asian="9pt" style:font-family-complex="'Times New Roman'" style:font-style-name-complex="Regular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778cm" xlink:href=".." xlink:type="simple" chart:class="chart:bar" chart:style-name="ch1">
        <chart:plot-area chart:style-name="ch2" table:cell-range-address="Sheet1.A2:Sheet1.B31" chart:data-source-has-labels="both" svg:x="1.317cm" svg:y="0.195cm" svg:width="14.353cm" svg:height="8.42cm">
          <chartooo:coordinate-region svg:x="1.947cm" svg:y="0.195cm" svg:width="13.723cm" svg:height="7.16cm"/>
          <chart:axis chart:dimension="x" chart:name="primary-x" chart:style-name="ch3" chartooo:axis-type="auto">
            <chartooo:date-scale/>
            <chart:title svg:x="6.921cm" svg:y="8.811cm" chart:style-name="ch4">
              <text:p>YCSB Operation Count</text:p>
            </chart:title>
            <chart:categories table:cell-range-address="Sheet1.A3:Sheet1.A31"/>
          </chart:axis>
          <chart:axis chart:dimension="y" chart:name="primary-y" chart:style-name="ch5">
            <chart:title svg:x="0.451cm" svg:y="5.799cm" chart:style-name="ch6">
              <text:p>Execution Time (ms)</text:p>
            </chart:title>
            <chart:grid chart:style-name="ch7" chart:class="major"/>
          </chart:axis>
          <chart:series chart:style-name="ch8" chart:values-cell-range-address="Sheet1.B3:Sheet1.B31" chart:label-cell-address="Sheet1.B2:Sheet1.B2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31</svg:desc>
                </draw:g>
              </table:table-cell>
              <table:table-cell office:value-type="float" office:value="2">
                <text:p>2</text:p>
                <draw:g>
                  <svg:desc>Sheet1.B3:Sheet1.B31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_Vanilla/5.2.3.5$MacOSX_X86_64 LibreOffice_project/83adc9c35c74e0badc710d981405858b1179a3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